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AMI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0.8264" calcext:value-type="float">
            <text:p>0.8264</text:p>
          </table:table-cell>
          <table:table-cell office:value-type="float" office:value="0.8594" calcext:value-type="float">
            <text:p>0.8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3:55:17.563490373</meta:creation-date>
    <dc:date>2017-04-19T13:55:47.744310386</dc:date>
    <meta:editing-duration>PT30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